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string">
            <text:p>ORDER</text:p>
          </table:table-cell>
          <table:table-cell office:value-type="string">
            <text:p>QTY</text:p>
          </table:table-cell>
          <table:table-cell office:value-type="string">
            <text:p>PRICE (RMB ea)</text:p>
          </table:table-cell>
          <table:table-cell office:value-type="string">
            <text:p>total</text:p>
          </table:table-cell>
          <table:table-cell office:value-type="string">
            <text:p>Designator</text:p>
          </table:table-cell>
          <table:table-cell office:value-type="string">
            <text:p>ID</text:p>
          </table:table-cell>
          <table:table-cell office:value-type="string">
            <text:p>Nake</text:p>
          </table:table-cell>
        </table:table-row>
        <table:table-row table:style-name="ro1">
          <table:table-cell office:value-type="string">
            <text:p>TBS03</text:p>
          </table:table-cell>
          <table:table-cell office:value-type="float" office:value="1">
            <text:p>1</text:p>
          </table:table-cell>
          <table:table-cell office:value-type="currency" office:currency="CNY" office:value="5.7">
            <text:p>5.70 CNY</text:p>
          </table:table-cell>
          <table:table-cell table:formula="of:=[.B3]*[.C3]" office:value-type="currency" office:currency="CNY" office:value="5.7">
            <text:p>5.70 CNY</text:p>
          </table:table-cell>
          <table:table-cell office:value-type="string">
            <text:p>U1 <text:s/></text:p>
          </table:table-cell>
          <table:table-cell office:value-type="string">
            <text:p>ICIC-TQ32-X-K328-01 <text:s/></text:p>
          </table:table-cell>
          <table:table-cell office:value-type="string">
            <text:p>32 Pin SMD (TQFP) AtMega328P <text:s text:c="2"/></text:p>
          </table:table-cell>
        </table:table-row>
        <table:table-row table:style-name="ro1">
          <table:table-cell office:value-type="string">
            <text:p>TBS02</text:p>
          </table:table-cell>
          <table:table-cell office:value-type="float" office:value="8">
            <text:p>8</text:p>
          </table:table-cell>
          <table:table-cell office:value-type="currency" office:currency="CNY" office:value="0.0018">
            <text:p>0.00 CNY</text:p>
          </table:table-cell>
          <table:table-cell table:formula="of:=[.B4]*[.C4]" office:value-type="currency" office:currency="CNY" office:value="0.0144">
            <text:p>0.01 CNY</text:p>
          </table:table-cell>
          <table:table-cell office:value-type="string">
            <text:p>R1,R2,R3,R4,R5,R6,R7 <text:s/></text:p>
          </table:table-cell>
          <table:table-cell office:value-type="string">
            <text:p>RESE-0603-X-O102-01 <text:s/></text:p>
          </table:table-cell>
          <table:table-cell office:value-type="string">
            <text:p>SMD (0603) 1k Ohm Resistor <text:s/></text:p>
          </table:table-cell>
        </table:table-row>
        <table:table-row table:style-name="ro1">
          <table:table-cell office:value-type="string">
            <text:p>TBS02</text:p>
          </table:table-cell>
          <table:table-cell office:value-type="float" office:value="4">
            <text:p>4</text:p>
          </table:table-cell>
          <table:table-cell office:value-type="currency" office:currency="CNY" office:value="0.02">
            <text:p>0.02 CNY</text:p>
          </table:table-cell>
          <table:table-cell table:formula="of:=[.B5]*[.C5]" office:value-type="currency" office:currency="CNY" office:value="0.08">
            <text:p>0.08 CNY</text:p>
          </table:table-cell>
          <table:table-cell office:value-type="string">
            <text:p>L1,L2,L3,L4 <text:s/></text:p>
          </table:table-cell>
          <table:table-cell office:value-type="string">
            <text:p>LEDS-0603-R-STAN-01 <text:s/></text:p>
          </table:table-cell>
          <table:table-cell office:value-type="string">
            <text:p>SMD (0603) Red LED <text:s/></text:p>
          </table:table-cell>
        </table:table-row>
        <table:table-row table:style-name="ro2">
          <table:table-cell office:value-type="string">
            <text:p>TBS01</text:p>
          </table:table-cell>
          <table:table-cell office:value-type="float" office:value="2">
            <text:p>2</text:p>
          </table:table-cell>
          <table:table-cell office:value-type="currency" office:currency="CNY" office:value="0.09">
            <text:p>0.09 CNY</text:p>
          </table:table-cell>
          <table:table-cell table:formula="of:=[.B6]*[.C6]" office:value-type="currency" office:currency="CNY" office:value="0.18">
            <text:p>0.18 CNY</text:p>
          </table:table-cell>
          <table:table-cell office:value-type="string">
            <text:p>C1,C2 <text:s/></text:p>
          </table:table-cell>
          <table:table-cell office:value-type="string">
            <text:p>CAPT-1206-X-UF47D-VF <text:s/></text:p>
          </table:table-cell>
          <table:table-cell office:value-type="string">
            <text:p>SMD (1206) 4.7 uF Capacitor (Tantalum) 16v <text:s text:c="2"/></text:p>
          </table:table-cell>
        </table:table-row>
        <table:table-row table:style-name="ro2">
          <table:table-cell office:value-type="string">
            <text:p>TBS04</text:p>
          </table:table-cell>
          <table:table-cell office:value-type="float" office:value="4">
            <text:p>4</text:p>
          </table:table-cell>
          <table:table-cell office:value-type="currency" office:currency="CNY" office:value="0.007">
            <text:p>0.01 CNY</text:p>
          </table:table-cell>
          <table:table-cell table:formula="of:=[.B7]*[.C7]" office:value-type="currency" office:currency="CNY" office:value="0.028">
            <text:p>0.03 CNY</text:p>
          </table:table-cell>
          <table:table-cell office:value-type="string">
            <text:p>C3,C4,C5,C6 <text:s/></text:p>
          </table:table-cell>
          <table:table-cell office:value-type="string">
            <text:p>CAPC-0603-X-NF100-01 <text:s/></text:p>
          </table:table-cell>
          <table:table-cell office:value-type="string">
            <text:p>SMD (0603) 100 nF Capacitor (Ceramic) <text:s/></text:p>
          </table:table-cell>
        </table:table-row>
        <table:table-row table:style-name="ro2">
          <table:table-cell office:value-type="string">
            <text:p>TBS01</text:p>
          </table:table-cell>
          <table:table-cell office:value-type="float" office:value="1">
            <text:p>1</text:p>
          </table:table-cell>
          <table:table-cell office:value-type="currency" office:currency="CNY" office:value="0.08">
            <text:p>0.08 CNY</text:p>
          </table:table-cell>
          <table:table-cell table:formula="of:=[.B8]*[.C8]" office:value-type="currency" office:currency="CNY" office:value="0.08">
            <text:p>0.08 CNY</text:p>
          </table:table-cell>
          <table:table-cell office:value-type="string">
            <text:p>D1 <text:s/></text:p>
          </table:table-cell>
          <table:table-cell office:value-type="string">
            <text:p>DIOD-S123-X-A03D-VG <text:s/></text:p>
          </table:table-cell>
          <table:table-cell office:value-type="string">
            <text:p>SMD (SOD-123) 300 mA Diode 20v <text:s text:c="2"/></text:p>
          </table:table-cell>
        </table:table-row>
        <table:table-row table:style-name="ro1">
          <table:table-cell office:value-type="string">
            <text:p>TBS01</text:p>
          </table:table-cell>
          <table:table-cell office:value-type="float" office:value="1">
            <text:p>1</text:p>
          </table:table-cell>
          <table:table-cell office:value-type="currency" office:currency="CNY" office:value="0.12">
            <text:p>0.12 CNY</text:p>
          </table:table-cell>
          <table:table-cell table:formula="of:=[.B9]*[.C9]" office:value-type="currency" office:currency="CNY" office:value="0.12">
            <text:p>0.12 CNY</text:p>
          </table:table-cell>
          <table:table-cell office:value-type="string">
            <text:p>U2 <text:s/></text:p>
          </table:table-cell>
          <table:table-cell office:value-type="string">
            <text:p>VREG-SO223-X-V05-A1 <text:s/></text:p>
          </table:table-cell>
          <table:table-cell office:value-type="string">
            <text:p>SMD (SOT-223) 5v Voltage Regulator 1 A <text:s text:c="2"/></text:p>
          </table:table-cell>
        </table:table-row>
        <table:table-row table:style-name="ro1">
          <table:table-cell office:value-type="string">
            <text:p>TBS05</text:p>
          </table:table-cell>
          <table:table-cell office:value-type="float" office:value="1">
            <text:p>1</text:p>
          </table:table-cell>
          <table:table-cell office:value-type="currency" office:currency="CNY" office:value="0.55">
            <text:p>0.55 CNY</text:p>
          </table:table-cell>
          <table:table-cell table:formula="of:=[.B10]*[.C10]" office:value-type="currency" office:currency="CNY" office:value="0.55">
            <text:p>0.55 CNY</text:p>
          </table:table-cell>
          <table:table-cell office:value-type="string">
            <text:p>Y1 <text:s/></text:p>
          </table:table-cell>
          <table:table-cell office:value-type="string">
            <text:p>XTAL-3215-X-MZ12-01 <text:s/></text:p>
          </table:table-cell>
          <table:table-cell office:value-type="string">
            <text:p>SMD (3215) 12 MHz Crystal <text:s text:c="2"/></text:p>
          </table:table-cell>
        </table:table-row>
        <table:table-row table:style-name="ro1">
          <table:table-cell office:value-type="string">
            <text:p>TBS05</text:p>
          </table:table-cell>
          <table:table-cell office:value-type="float" office:value="1">
            <text:p>1</text:p>
          </table:table-cell>
          <table:table-cell office:value-type="currency" office:currency="CNY" office:value="0.5">
            <text:p>0.50 CNY</text:p>
          </table:table-cell>
          <table:table-cell table:formula="of:=[.B11]*[.C11]" office:value-type="currency" office:currency="CNY" office:value="0.5">
            <text:p>0.50 CNY</text:p>
          </table:table-cell>
          <table:table-cell office:value-type="string">
            <text:p>Y2 <text:s/></text:p>
          </table:table-cell>
          <table:table-cell office:value-type="string">
            <text:p>XTAL-3215-X-MZ16-01 <text:s/></text:p>
          </table:table-cell>
          <table:table-cell office:value-type="string">
            <text:p>SMD (3215) 16 MHz Crystal <text:s text:c="2"/></text:p>
          </table:table-cell>
        </table:table-row>
        <table:table-row table:style-name="ro1">
          <table:table-cell office:value-type="string">
            <text:p>TBS01</text:p>
          </table:table-cell>
          <table:table-cell office:value-type="float" office:value="1">
            <text:p>1</text:p>
          </table:table-cell>
          <table:table-cell office:value-type="currency" office:currency="CNY" office:value="0.09">
            <text:p>0.09 CNY</text:p>
          </table:table-cell>
          <table:table-cell table:formula="of:=[.B12]*[.C12]" office:value-type="currency" office:currency="CNY" office:value="0.09">
            <text:p>0.09 CNY</text:p>
          </table:table-cell>
          <table:table-cell office:value-type="string">
            <text:p>X1 <text:s/></text:p>
          </table:table-cell>
          <table:table-cell office:value-type="string">
            <text:p>USBS-MN-M-SMDS-02 <text:s/></text:p>
          </table:table-cell>
          <table:table-cell office:value-type="string">
            <text:p>Mini SMD USB Socket <text:s/></text:p>
          </table:table-cell>
        </table:table-row>
        <table:table-row table:style-name="ro2">
          <table:table-cell office:value-type="string">
            <text:p>TBS06</text:p>
          </table:table-cell>
          <table:table-cell office:value-type="float" office:value="1">
            <text:p>1</text:p>
          </table:table-cell>
          <table:table-cell office:value-type="currency" office:currency="CNY" office:value="0.05">
            <text:p>0.05 CNY</text:p>
          </table:table-cell>
          <table:table-cell table:formula="of:=[.B13]*[.C13]" office:value-type="currency" office:currency="CNY" office:value="0.05">
            <text:p>0.05 CNY</text:p>
          </table:table-cell>
          <table:table-cell office:value-type="string">
            <text:p>B1 <text:s/></text:p>
          </table:table-cell>
          <table:table-cell office:value-type="string">
            <text:p>BUTA-3643-X-STAN-01 <text:s/></text:p>
          </table:table-cell>
          <table:table-cell office:value-type="string">
            <text:p>SMD (3643) Pushbutton (Tactile) <text:s text:c="2"/></text:p>
          </table:table-cell>
        </table:table-row>
        <table:table-row table:style-name="ro2">
          <table:table-cell office:value-type="string">
            <text:p>TBS03</text:p>
          </table:table-cell>
          <table:table-cell office:value-type="float" office:value="1">
            <text:p>1</text:p>
          </table:table-cell>
          <table:table-cell office:value-type="currency" office:currency="CNY" office:value="2">
            <text:p>2.00 CNY</text:p>
          </table:table-cell>
          <table:table-cell table:formula="of:=[.B14]*[.C14]" office:value-type="currency" office:currency="CNY" office:value="2">
            <text:p>2.00 CNY</text:p>
          </table:table-cell>
          <table:table-cell office:value-type="string">
            <text:p>U3 <text:s/></text:p>
          </table:table-cell>
          <table:table-cell office:value-type="string">
            <text:p>ICIC-SP16-X-KCH340-01 <text:s/></text:p>
          </table:table-cell>
          <table:table-cell office:value-type="string">
            <text:p>16 Pin SMD (SOP) USB-Serial (CH340) <text:s text:c="2"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SUM([.D3:.D14])" office:value-type="currency" office:currency="CNY" office:value="9.3924">
            <text:p>9.39 CNY</text:p>
          </table:table-cell>
          <table:table-cell table:number-columns-repeated="3"/>
        </table:table-row>
        <table:table-row table:style-name="ro1" table:number-rows-repeated="65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CNY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CNY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11/03/2016</text:date>, <text:time>11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11T10:58:01.67</meta:creation-date>
    <dc:date>2016-03-11T11:01:24.01</dc:date>
    <meta:editing-duration>PT00H03M22S</meta:editing-duration>
    <meta:editing-cycles>2</meta:editing-cycles>
    <meta:generator>OpenOffice.org/3.2$Win32 OpenOffice.org_project/320m18$Build-9502</meta:generator>
    <meta:document-statistic meta:table-count="3" meta:cell-count="92" meta:object-count="0"/>
  </office:meta>
</office:document-meta>
</file>